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258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_size 50</text:p>
      <text:p text:style-name="Preformatted_20_Text">0.41</text:p>
      <text:p text:style-name="Preformatted_20_Text">Most Informative Features</text:p>
      <text:p text:style-name="Preformatted_20_Text">contains(definitely worth) = 'True' <text:s text:c="11"/>4.0 : 1.0 <text:s text:c="3"/>= <text:s text:c="3"/>108.7 : 1.0</text:p>
      <text:p text:style-name="Preformatted_20_Text">contains(definitely come) = 'True' <text:s text:c="11"/>4.0 : 1.0 <text:s text:c="3"/>= <text:s text:c="4"/>91.4 : 1.0</text:p>
      <text:p text:style-name="Preformatted_20_Text">contains(definitely recommend) = 'True' <text:s text:c="11"/>4.0 : 1.0 <text:s text:c="3"/>= <text:s text:c="4"/>37.3 : 1.0</text:p>
      <text:p text:style-name="Preformatted_20_Text"><text:s text:c="4"/>contains(well worth) = 'True' <text:s text:c="11"/>5.0 : 1.0 <text:s text:c="3"/>= <text:s text:c="4"/>33.0 : 1.0</text:p>
      <text:p text:style-name="Preformatted_20_Text"><text:s/>contains(definitely go) = 'True' <text:s text:c="11"/>4.0 : 1.0 <text:s text:c="3"/>= <text:s text:c="4"/>12.9 : 1.0</text:p>
      <text:p text:style-name="Preformatted_20_Text">contains(would definitely) = 'True' <text:s text:c="11"/>4.0 : 1.0 <text:s text:c="3"/>= <text:s text:c="4"/>12.0 : 1.0</text:p>
      <text:p text:style-name="Preformatted_20_Text">contains(really enjoyed) = 'True' <text:s text:c="11"/>4.0 : 1.0 <text:s text:c="3"/>= <text:s text:c="4"/>11.0 : 1.0</text:p>
      <text:p text:style-name="Preformatted_20_Text">contains(highly recommend) = 'True' <text:s text:c="11"/>5.0 : 1.0 <text:s text:c="3"/>= <text:s text:c="5"/>9.9 : 1.0</text:p>
      <text:p text:style-name="Preformatted_20_Text"><text:s text:c="3"/>contains(tasted like) = 'True' <text:s text:c="11"/>2.0 : 5.0 <text:s text:c="3"/>= <text:s text:c="5"/>7.9 : 1.0</text:p>
      <text:p text:style-name="Preformatted_20_Text"><text:s text:c="7"/>contains(told us) = 'True' <text:s text:c="11"/>1.0 : 5.0 <text:s text:c="3"/>= <text:s text:c="5"/>7.6 : 1.0</text:p>
      <text:p text:style-name="Preformatted_20_Text"><text:s text:c="6"/>contains(go wrong) = 'True' <text:s text:c="11"/>5.0 : 1.0 <text:s text:c="3"/>= <text:s text:c="5"/>6.7 : 1.0</text:p>
      <text:p text:style-name="Preformatted_20_Text"><text:s text:c="3"/>contains(pretty good) = 'True' <text:s text:c="11"/>3.0 : 5.0 <text:s text:c="3"/>= <text:s text:c="5"/>6.2 : 1.0</text:p>
      <text:p text:style-name="Preformatted_20_Text"><text:s text:c="5"/>contains(came back) = 'True' <text:s text:c="11"/>1.0 : 5.0 <text:s text:c="3"/>= <text:s text:c="5"/>6.0 : 1.0</text:p>
      <text:p text:style-name="Preformatted_20_Text"><text:s text:c="3"/>contains(really good) = 'True' <text:s text:c="11"/>4.0 : 1.0 <text:s text:c="3"/>= <text:s text:c="5"/>5.5 : 1.0</text:p>
      <text:p text:style-name="Preformatted_20_Text"><text:s text:c="3"/>contains(great place) = 'True' <text:s text:c="11"/>4.0 : 1.0 <text:s text:c="3"/>= <text:s text:c="5"/>4.9 : 1.0</text:p>
      <text:p text:style-name="Preformatted_20_Text"><text:s text:c="3"/>contains(much better) = 'True' <text:s text:c="11"/>2.0 : 5.0 <text:s text:c="3"/>= <text:s text:c="5"/>4.8 : 1.0</text:p>
      <text:p text:style-name="Preformatted_20_Text"><text:s text:c="3"/>contains(really like) = 'True' <text:s text:c="11"/>4.0 : 1.0 <text:s text:c="3"/>= <text:s text:c="5"/>4.5 : 1.0</text:p>
      <text:p text:style-name="Preformatted_20_Text"><text:s text:c="4"/>contains(pork belly) = 'True' <text:s text:c="11"/>4.0 : 1.0 <text:s text:c="3"/>= <text:s text:c="5"/>4.4 : 1.0</text:p>
      <text:p text:style-name="Preformatted_20_Text"><text:s text:c="6"/>contains(would go) = 'True' <text:s text:c="11"/>3.0 : 1.0 <text:s text:c="3"/>= <text:s text:c="5"/>4.4 : 1.0</text:p>
      <text:p text:style-name="Preformatted_20_Text">contains(would recommend) = 'True' <text:s text:c="11"/>4.0 : 1.0 <text:s text:c="3"/>= <text:s text:c="5"/>4.2 : 1.0</text:p>
      <text:p text:style-name="Preformatted_20_Text"><text:s text:c="3"/>contains(really nice) = 'True' <text:s text:c="11"/>4.0 : 1.0 <text:s text:c="3"/>= <text:s text:c="5"/>4.1 : 1.0</text:p>
      <text:p text:style-name="Preformatted_20_Text"><text:s text:c="4"/>contains(great food) = 'True' <text:s text:c="11"/>5.0 : 1.0 <text:s text:c="3"/>= <text:s text:c="5"/>3.8 : 1.0</text:p>
      <text:p text:style-name="Preformatted_20_Text"><text:s text:c="6"/>contains(also got) = 'True' <text:s text:c="11"/>4.0 : 1.0 <text:s text:c="3"/>= <text:s text:c="5"/>3.4 : 1.0</text:p>
      <text:p text:style-name="Preformatted_20_Text"><text:s text:c="2"/>contains(french toast) = 'True' <text:s text:c="11"/>4.0 : 1.0 <text:s text:c="3"/>= <text:s text:c="5"/>3.4 : 1.0</text:p>
      <text:p text:style-name="Preformatted_20_Text"><text:s text:c="5"/>contains(last time) = 'True' <text:s text:c="11"/>1.0 : 5.0 <text:s text:c="3"/>= <text:s text:c="5"/>3.3 : 1.0</text:p>
      <text:p text:style-name="Preformatted_20_Text"><text:s text:c="5"/>contains(ice cream) = 'True' <text:s text:c="11"/>4.0 : 1.0 <text:s text:c="3"/>= <text:s text:c="5"/>3.3 : 1.0</text:p>
      <text:p text:style-name="Preformatted_20_Text"><text:s text:c="4"/>contains(happy hour) = 'True' <text:s text:c="11"/>4.0 : 1.0 <text:s text:c="3"/>= <text:s text:c="5"/>3.1 : 1.0</text:p>
      <text:p text:style-name="Preformatted_20_Text"><text:s text:c="4"/>contains(little bit) = 'True' <text:s text:c="11"/>4.0 : 1.0 <text:s text:c="3"/>= <text:s text:c="5"/>3.0 : 1.0</text:p>
      <text:p text:style-name="Preformatted_20_Text"><text:s text:c="2"/>contains(sweet potato) = 'True' <text:s text:c="11"/>4.0 : 1.0 <text:s text:c="3"/>= <text:s text:c="5"/>2.9 : 1.0</text:p>
      <text:p text:style-name="P1"><text:s text:c="4"/>contains(going back) = 'True' <text:s text:c="11"/>1.0 : 3.0 <text:s text:c="3"/>= <text:s text:c="5"/>2.9 : 1.0</text:p>
      <text:p text:style-name="P1"/>
      <text:p text:style-name="P1">feature_size 100</text:p>
      <text:p text:style-name="Preformatted_20_Text">0.36</text:p>
      <text:p text:style-name="Preformatted_20_Text">Most Informative Features</text:p>
      <text:p text:style-name="Preformatted_20_Text">contains(definitely worth) = 'True' <text:s text:c="11"/>4.0 : 1.0 <text:s text:c="3"/>= <text:s text:c="3"/>108.7 : 1.0</text:p>
      <text:p text:style-name="Preformatted_20_Text">contains(definitely come) = 'True' <text:s text:c="11"/>4.0 : 1.0 <text:s text:c="3"/>= <text:s text:c="4"/>91.4 : 1.0</text:p>
      <text:p text:style-name="Preformatted_20_Text">contains(definitely recommend) = 'True' <text:s text:c="11"/>4.0 : 1.0 <text:s text:c="3"/>= <text:s text:c="4"/>37.3 : 1.0</text:p>
      <text:p text:style-name="Preformatted_20_Text"><text:s text:c="4"/>contains(well worth) = 'True' <text:s text:c="11"/>5.0 : 1.0 <text:s text:c="3"/>= <text:s text:c="4"/>33.0 : 1.0</text:p>
      <text:p text:style-name="Preformatted_20_Text"><text:s text:c="2"/>contains(right amount) = 'True' <text:s text:c="11"/>4.0 : 1.0 <text:s text:c="3"/>= <text:s text:c="4"/>26.9 : 1.0</text:p>
      <text:p text:style-name="Preformatted_20_Text">contains(perfectly cooked) = 'True' <text:s text:c="11"/>5.0 : 1.0 <text:s text:c="3"/>= <text:s text:c="4"/>17.1 : 1.0</text:p>
      <text:p text:style-name="Preformatted_20_Text">contains(super friendly) = 'True' <text:s text:c="11"/>5.0 : 1.0 <text:s text:c="3"/>= <text:s text:c="4"/>12.9 : 1.0</text:p>
      <text:p text:style-name="Preformatted_20_Text"><text:s/>contains(definitely go) = 'True' <text:s text:c="11"/>4.0 : 1.0 <text:s text:c="3"/>= <text:s text:c="4"/>12.9 : 1.0</text:p>
      <text:p text:style-name="Preformatted_20_Text">contains(would definitely) = 'True' <text:s text:c="11"/>4.0 : 1.0 <text:s text:c="3"/>= <text:s text:c="4"/>12.0 : 1.0</text:p>
      <text:p text:style-name="Preformatted_20_Text">contains(really enjoyed) = 'True' <text:s text:c="11"/>4.0 : 1.0 <text:s text:c="3"/>= <text:s text:c="4"/>11.0 : 1.0</text:p>
      <text:p text:style-name="Preformatted_20_Text">contains(highly recommend) = 'True' <text:s text:c="11"/>5.0 : 1.0 <text:s text:c="3"/>= <text:s text:c="5"/>9.9 : 1.0</text:p>
      <text:p text:style-name="Preformatted_20_Text"><text:s text:c="5"/>contains(best ever) = 'True' <text:s text:c="11"/>5.0 : 1.0 <text:s text:c="3"/>= <text:s text:c="5"/>9.5 : 1.0</text:p>
      <text:p text:style-name="Preformatted_20_Text">contains(reasonably priced) = 'True' <text:s text:c="11"/>4.0 : 1.0 <text:s text:c="3"/>= <text:s text:c="5"/>8.8 : 1.0</text:p>
      <text:p text:style-name="Preformatted_20_Text">contains(customer service) = 'True' <text:s text:c="11"/>1.0 : 4.0 <text:s text:c="3"/>= <text:s text:c="5"/>8.0 : 1.0</text:p>
      <text:p text:style-name="Preformatted_20_Text"><text:s text:c="3"/>contains(tasted like) = 'True' <text:s text:c="11"/>2.0 : 5.0 <text:s text:c="3"/>= <text:s text:c="5"/>7.9 : 1.0</text:p>
      <text:p text:style-name="Preformatted_20_Text"><text:s text:c="2"/>contains(really liked) = 'True' <text:s text:c="11"/>4.0 : 1.0 <text:s text:c="3"/>= <text:s text:c="5"/>7.7 : 1.0</text:p>
      <text:p text:style-name="Preformatted_20_Text"><text:s text:c="7"/>contains(told us) = 'True' <text:s text:c="11"/>1.0 : 5.0 <text:s text:c="3"/>= <text:s text:c="5"/>7.6 : 1.0</text:p>
      <text:p text:style-name="Preformatted_20_Text"><text:soft-page-break/><text:s text:c="6"/>contains(go wrong) = 'True' <text:s text:c="11"/>5.0 : 1.0 <text:s text:c="3"/>= <text:s text:c="5"/>6.7 : 1.0</text:p>
      <text:p text:style-name="Preformatted_20_Text"><text:s text:c="2"/>contains(really great) = 'True' <text:s text:c="11"/>4.0 : 1.0 <text:s text:c="3"/>= <text:s text:c="5"/>6.7 : 1.0</text:p>
      <text:p text:style-name="Preformatted_20_Text"><text:s text:c="3"/>contains(pretty good) = 'True' <text:s text:c="11"/>3.0 : 5.0 <text:s text:c="3"/>= <text:s text:c="5"/>6.2 : 1.0</text:p>
      <text:p text:style-name="Preformatted_20_Text"><text:s text:c="3"/>contains(great great) = 'True' <text:s text:c="11"/>5.0 : 1.0 <text:s text:c="3"/>= <text:s text:c="5"/>6.0 : 1.0</text:p>
      <text:p text:style-name="Preformatted_20_Text"><text:s text:c="5"/>contains(came back) = 'True' <text:s text:c="11"/>1.0 : 5.0 <text:s text:c="3"/>= <text:s text:c="5"/>6.0 : 1.0</text:p>
      <text:p text:style-name="Preformatted_20_Text"><text:s text:c="3"/>contains(seemed like) = 'True' <text:s text:c="11"/>2.0 : 5.0 <text:s text:c="3"/>= <text:s text:c="5"/>5.8 : 1.0</text:p>
      <text:p text:style-name="Preformatted_20_Text"><text:s text:c="3"/>contains(really good) = 'True' <text:s text:c="11"/>4.0 : 1.0 <text:s text:c="3"/>= <text:s text:c="5"/>5.5 : 1.0</text:p>
      <text:p text:style-name="Preformatted_20_Text"><text:s text:c="4"/>contains(would give) = 'True' <text:s text:c="11"/>3.0 : 5.0 <text:s text:c="3"/>= <text:s text:c="5"/>5.4 : 1.0</text:p>
      <text:p text:style-name="Preformatted_20_Text"><text:s text:c="3"/>contains(looked like) = 'True' <text:s text:c="11"/>1.0 : 5.0 <text:s text:c="3"/>= <text:s text:c="5"/>5.3 : 1.0</text:p>
      <text:p text:style-name="Preformatted_20_Text"><text:s text:c="2"/>contains(tasting menu) = 'True' <text:s text:c="11"/>5.0 : 1.0 <text:s text:c="3"/>= <text:s text:c="5"/>5.3 : 1.0</text:p>
      <text:p text:style-name="Preformatted_20_Text"><text:s text:c="6"/>contains(huge fan) = 'True' <text:s text:c="11"/>4.0 : 1.0 <text:s text:c="3"/>= <text:s text:c="5"/>5.2 : 1.0</text:p>
      <text:p text:style-name="Preformatted_20_Text"><text:s/>contains(great service) = 'True' <text:s text:c="11"/>5.0 : 1.0 <text:s text:c="3"/>= <text:s text:c="5"/>5.2 : 1.0</text:p>
      <text:p text:style-name="P1"><text:s text:c="3"/>contains(great place) = 'True' <text:s text:c="11"/>4.0 : 1.0 <text:s text:c="3"/>= <text:s text:c="5"/>4.9 : 1.0</text:p>
      <text:p text:style-name="Preformatted_20_Text"/>
      <text:p text:style-name="P2">feature_size 300</text:p>
      <text:p text:style-name="Preformatted_20_Text">0.42</text:p>
      <text:p text:style-name="Preformatted_20_Text">Most Informative Features</text:p>
      <text:p text:style-name="Preformatted_20_Text">contains(definitely worth) = 'True' <text:s text:c="11"/>4.0 : 1.0 <text:s text:c="3"/>= <text:s text:c="3"/>108.7 : 1.0</text:p>
      <text:p text:style-name="Preformatted_20_Text">contains(definitely come) = 'True' <text:s text:c="11"/>4.0 : 1.0 <text:s text:c="3"/>= <text:s text:c="4"/>91.4 : 1.0</text:p>
      <text:p text:style-name="Preformatted_20_Text">contains(perfect amount) = 'True' <text:s text:c="11"/>5.0 : 1.0 <text:s text:c="3"/>= <text:s text:c="4"/>60.1 : 1.0</text:p>
      <text:p text:style-name="Preformatted_20_Text"><text:s/>contains(totally worth) = 'True' <text:s text:c="11"/>5.0 : 1.0 <text:s text:c="3"/>= <text:s text:c="4"/>53.0 : 1.0</text:p>
      <text:p text:style-name="Preformatted_20_Text"><text:s text:c="6"/>contains(one star) = 'True' <text:s text:c="11"/>1.0 : 5.0 <text:s text:c="3"/>= <text:s text:c="4"/>41.7 : 1.0</text:p>
      <text:p text:style-name="Preformatted_20_Text">contains(definitely recommend) = 'True' <text:s text:c="11"/>4.0 : 1.0 <text:s text:c="3"/>= <text:s text:c="4"/>37.3 : 1.0</text:p>
      <text:p text:style-name="Preformatted_20_Text"><text:s text:c="3"/>contains(worth every) = 'True' <text:s text:c="11"/>5.0 : 1.0 <text:s text:c="3"/>= <text:s text:c="4"/>36.1 : 1.0</text:p>
      <text:p text:style-name="Preformatted_20_Text"><text:s text:c="4"/>contains(well worth) = 'True' <text:s text:c="11"/>5.0 : 1.0 <text:s text:c="3"/>= <text:s text:c="4"/>33.0 : 1.0</text:p>
      <text:p text:style-name="Preformatted_20_Text"><text:s text:c="2"/>contains(new favorite) = 'True' <text:s text:c="11"/>5.0 : 1.0 <text:s text:c="3"/>= <text:s text:c="4"/>31.1 : 1.0</text:p>
      <text:p text:style-name="Preformatted_20_Text"><text:s text:c="6"/>contains(must try) = 'True' <text:s text:c="11"/>5.0 : 1.0 <text:s text:c="3"/>= <text:s text:c="4"/>30.7 : 1.0</text:p>
      <text:p text:style-name="Preformatted_20_Text"><text:s text:c="2"/>contains(right amount) = 'True' <text:s text:c="11"/>4.0 : 1.0 <text:s text:c="3"/>= <text:s text:c="4"/>26.9 : 1.0</text:p>
      <text:p text:style-name="Preformatted_20_Text">contains(definitely try) = 'True' <text:s text:c="11"/>4.0 : 1.0 <text:s text:c="3"/>= <text:s text:c="4"/>25.1 : 1.0</text:p>
      <text:p text:style-name="Preformatted_20_Text"><text:s text:c="5"/>contains(love love) = 'True' <text:s text:c="11"/>5.0 : 1.0 <text:s text:c="3"/>= <text:s text:c="4"/>21.4 : 1.0</text:p>
      <text:p text:style-name="Preformatted_20_Text">contains(nothing special) = 'True' <text:s text:c="11"/>2.0 : 5.0 <text:s text:c="3"/>= <text:s text:c="4"/>19.5 : 1.0</text:p>
      <text:p text:style-name="Preformatted_20_Text"><text:s text:c="4"/>contains(write home) = 'True' <text:s text:c="11"/>3.0 : 5.0 <text:s text:c="3"/>= <text:s text:c="4"/>19.1 : 1.0</text:p>
      <text:p text:style-name="Preformatted_20_Text">contains(perfectly cooked) = 'True' <text:s text:c="11"/>5.0 : 1.0 <text:s text:c="3"/>= <text:s text:c="4"/>17.1 : 1.0</text:p>
      <text:p text:style-name="Preformatted_20_Text"><text:s text:c="4"/>contains(bit pricey) = 'True' <text:s text:c="11"/>4.0 : 1.0 <text:s text:c="3"/>= <text:s text:c="4"/>16.7 : 1.0</text:p>
      <text:p text:style-name="Preformatted_20_Text">contains(cooked perfectly) = 'True' <text:s text:c="11"/>4.0 : 1.0 <text:s text:c="3"/>= <text:s text:c="4"/>16.2 : 1.0</text:p>
      <text:p text:style-name="Preformatted_20_Text">contains(great selection) = 'True' <text:s text:c="11"/>5.0 : 1.0 <text:s text:c="3"/>= <text:s text:c="4"/>15.6 : 1.0</text:p>
      <text:p text:style-name="Preformatted_20_Text"><text:s/>contains(minutes later) = 'True' <text:s text:c="11"/>1.0 : 5.0 <text:s text:c="3"/>= <text:s text:c="4"/>15.1 : 1.0</text:p>
      <text:p text:style-name="Preformatted_20_Text"><text:s text:c="5"/>contains(top notch) = 'True' <text:s text:c="11"/>5.0 : 1.0 <text:s text:c="3"/>= <text:s text:c="4"/>14.2 : 1.0</text:p>
      <text:p text:style-name="Preformatted_20_Text"><text:s text:c="6"/>contains(never go) = 'True' <text:s text:c="11"/>1.0 : 5.0 <text:s text:c="3"/>= <text:s text:c="4"/>13.7 : 1.0</text:p>
      <text:p text:style-name="Preformatted_20_Text"><text:s text:c="4"/>contains(could give) = 'True' <text:s text:c="11"/>1.0 : 4.0 <text:s text:c="3"/>= <text:s text:c="4"/>13.6 : 1.0</text:p>
      <text:p text:style-name="Preformatted_20_Text">contains(super friendly) = 'True' <text:s text:c="11"/>5.0 : 1.0 <text:s text:c="3"/>= <text:s text:c="4"/>12.9 : 1.0</text:p>
      <text:p text:style-name="Preformatted_20_Text"><text:s/>contains(definitely go) = 'True' <text:s text:c="11"/>4.0 : 1.0 <text:s text:c="3"/>= <text:s text:c="4"/>12.9 : 1.0</text:p>
      <text:p text:style-name="Preformatted_20_Text">contains(pleasantly surprised) = 'True' <text:s text:c="11"/>4.0 : 1.0 <text:s text:c="3"/>= <text:s text:c="4"/>12.3 : 1.0</text:p>
      <text:p text:style-name="Preformatted_20_Text">contains(would definitely) = 'True' <text:s text:c="11"/>4.0 : 1.0 <text:s text:c="3"/>= <text:s text:c="4"/>12.0 : 1.0</text:p>
      <text:p text:style-name="Preformatted_20_Text">contains(favorite restaurant) = 'True' <text:s text:c="11"/>5.0 : 3.0 <text:s text:c="3"/>= <text:s text:c="4"/>12.0 : 1.0</text:p>
      <text:p text:style-name="Preformatted_20_Text"><text:s text:c="3"/>contains(really well) = 'True' <text:s text:c="11"/>4.0 : 1.0 <text:s text:c="3"/>= <text:s text:c="4"/>11.3 : 1.0</text:p>
      <text:p text:style-name="Preformatted_20_Text">contains(really enjoyed) = 'True' <text:s text:c="11"/>4.0 : 1.0 <text:s text:c="3"/>= <text:s text:c="4"/>11.0 : 1.0</text:p>
      <text:p text:style-name="P1"/>
      <text:p text:style-name="Preformatted_20_Text"/>
      <text:p text:style-name="P2">feature_size 500</text:p>
      <text:p text:style-name="Preformatted_20_Text">0.43</text:p>
      <text:p text:style-name="Preformatted_20_Text">Most Informative Features</text:p>
      <text:p text:style-name="Preformatted_20_Text"><text:s text:c="5"/>contains(two stars) = 'True' <text:s text:c="11"/>2.0 : 5.0 <text:s text:c="3"/>= <text:s text:c="3"/>268.2 : 1.0</text:p>
      <text:p text:style-name="Preformatted_20_Text">contains(definitely worth) = 'True' <text:s text:c="11"/>4.0 : 1.0 <text:s text:c="3"/>= <text:s text:c="3"/>108.7 : 1.0</text:p>
      <text:p text:style-name="Preformatted_20_Text"><text:soft-page-break/><text:s text:c="4"/>contains(say enough) = 'True' <text:s text:c="11"/>5.0 : 2.0 <text:s text:c="3"/>= <text:s text:c="3"/>100.9 : 1.0</text:p>
      <text:p text:style-name="Preformatted_20_Text">contains(definitely come) = 'True' <text:s text:c="11"/>4.0 : 1.0 <text:s text:c="3"/>= <text:s text:c="4"/>91.4 : 1.0</text:p>
      <text:p text:style-name="Preformatted_20_Text">contains(definitely return) = 'True' <text:s text:c="11"/>4.0 : 1.0 <text:s text:c="3"/>= <text:s text:c="4"/>82.7 : 1.0</text:p>
      <text:p text:style-name="Preformatted_20_Text"><text:s text:c="4"/>contains(never came) = 'True' <text:s text:c="11"/>1.0 : 5.0 <text:s text:c="3"/>= <text:s text:c="4"/>76.6 : 1.0</text:p>
      <text:p text:style-name="Preformatted_20_Text">contains(perfect amount) = 'True' <text:s text:c="11"/>5.0 : 1.0 <text:s text:c="3"/>= <text:s text:c="4"/>60.1 : 1.0</text:p>
      <text:p text:style-name="Preformatted_20_Text"><text:s/>contains(totally worth) = 'True' <text:s text:c="11"/>5.0 : 1.0 <text:s text:c="3"/>= <text:s text:c="4"/>53.0 : 1.0</text:p>
      <text:p text:style-name="Preformatted_20_Text">contains(great addition) = 'True' <text:s text:c="11"/>5.0 : 1.0 <text:s text:c="3"/>= <text:s text:c="4"/>49.3 : 1.0</text:p>
      <text:p text:style-name="Preformatted_20_Text"><text:s text:c="2"/>contains(took forever) = 'True' <text:s text:c="11"/>1.0 : 5.0 <text:s text:c="3"/>= <text:s text:c="4"/>42.3 : 1.0</text:p>
      <text:p text:style-name="Preformatted_20_Text"><text:s text:c="6"/>contains(one star) = 'True' <text:s text:c="11"/>1.0 : 5.0 <text:s text:c="3"/>= <text:s text:c="4"/>41.7 : 1.0</text:p>
      <text:p text:style-name="Preformatted_20_Text">contains(definitely recommend) = 'True' <text:s text:c="11"/>4.0 : 1.0 <text:s text:c="3"/>= <text:s text:c="4"/>37.3 : 1.0</text:p>
      <text:p text:style-name="Preformatted_20_Text"><text:s text:c="3"/>contains(worth every) = 'True' <text:s text:c="11"/>5.0 : 1.0 <text:s text:c="3"/>= <text:s text:c="4"/>36.1 : 1.0</text:p>
      <text:p text:style-name="Preformatted_20_Text"><text:s text:c="4"/>contains(well worth) = 'True' <text:s text:c="11"/>5.0 : 1.0 <text:s text:c="3"/>= <text:s text:c="4"/>33.0 : 1.0</text:p>
      <text:p text:style-name="Preformatted_20_Text"><text:s/>contains(better places) = 'True' <text:s text:c="11"/>2.0 : 5.0 <text:s text:c="3"/>= <text:s text:c="4"/>32.0 : 1.0</text:p>
      <text:p text:style-name="Preformatted_20_Text"><text:s text:c="4"/>contains(best meals) = 'True' <text:s text:c="11"/>5.0 : 1.0 <text:s text:c="3"/>= <text:s text:c="4"/>31.5 : 1.0</text:p>
      <text:p text:style-name="Preformatted_20_Text"><text:s text:c="2"/>contains(new favorite) = 'True' <text:s text:c="11"/>5.0 : 1.0 <text:s text:c="3"/>= <text:s text:c="4"/>31.1 : 1.0</text:p>
      <text:p text:style-name="Preformatted_20_Text"><text:s text:c="6"/>contains(must try) = 'True' <text:s text:c="11"/>5.0 : 1.0 <text:s text:c="3"/>= <text:s text:c="4"/>30.7 : 1.0</text:p>
      <text:p text:style-name="Preformatted_20_Text"><text:s text:c="5"/>contains(also love) = 'True' <text:s text:c="11"/>5.0 : 1.0 <text:s text:c="3"/>= <text:s text:c="4"/>30.2 : 1.0</text:p>
      <text:p text:style-name="Preformatted_20_Text"><text:s text:c="3"/>contains(cannot wait) = 'True' <text:s text:c="11"/>5.0 : 2.0 <text:s text:c="3"/>= <text:s text:c="4"/>29.1 : 1.0</text:p>
      <text:p text:style-name="Preformatted_20_Text">contains(recommend getting) = 'True' <text:s text:c="11"/>4.0 : 1.0 <text:s text:c="3"/>= <text:s text:c="4"/>28.2 : 1.0</text:p>
      <text:p text:style-name="Preformatted_20_Text"><text:s text:c="2"/>contains(right amount) = 'True' <text:s text:c="11"/>4.0 : 1.0 <text:s text:c="3"/>= <text:s text:c="4"/>26.9 : 1.0</text:p>
      <text:p text:style-name="Preformatted_20_Text">contains(definitely try) = 'True' <text:s text:c="11"/>4.0 : 1.0 <text:s text:c="3"/>= <text:s text:c="4"/>25.1 : 1.0</text:p>
      <text:p text:style-name="Preformatted_20_Text">contains(absolutely delicious) = 'True' <text:s text:c="11"/>5.0 : 1.0 <text:s text:c="3"/>= <text:s text:c="4"/>23.3 : 1.0</text:p>
      <text:p text:style-name="Preformatted_20_Text"><text:s text:c="5"/>contains(best meal) = 'True' <text:s text:c="11"/>5.0 : 1.0 <text:s text:c="3"/>= <text:s text:c="4"/>22.1 : 1.0</text:p>
      <text:p text:style-name="Preformatted_20_Text"><text:s text:c="5"/>contains(love love) = 'True' <text:s text:c="11"/>5.0 : 1.0 <text:s text:c="3"/>= <text:s text:c="4"/>21.4 : 1.0</text:p>
      <text:p text:style-name="Preformatted_20_Text">contains(nothing special) = 'True' <text:s text:c="11"/>2.0 : 5.0 <text:s text:c="3"/>= <text:s text:c="4"/>19.5 : 1.0</text:p>
      <text:p text:style-name="Preformatted_20_Text"><text:s text:c="4"/>contains(write home) = 'True' <text:s text:c="11"/>3.0 : 5.0 <text:s text:c="3"/>= <text:s text:c="4"/>19.1 : 1.0</text:p>
      <text:p text:style-name="Preformatted_20_Text">contains(thoroughly enjoyed) = 'True' <text:s text:c="11"/>4.0 : 1.0 <text:s text:c="3"/>= <text:s text:c="4"/>17.4 : 1.0</text:p>
      <text:p text:style-name="Preformatted_20_Text"><text:s text:c="4"/>contains(great wine) = 'True' <text:s text:c="11"/>5.0 : 1.0 <text:s text:c="3"/>= <text:s text:c="4"/>17.3 : 1.0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4:01:51.647018691</meta:creation-date>
    <meta:generator>LibreOffice/5.1.6.2$Linux_X86_64 LibreOffice_project/10m0$Build-2</meta:generator>
    <dc:date>2018-05-09T04:46:03.012505931</dc:date>
    <meta:editing-duration>PT44M11S</meta:editing-duration>
    <meta:editing-cycles>2</meta:editing-cycles>
    <meta:document-statistic meta:table-count="0" meta:image-count="0" meta:object-count="0" meta:page-count="3" meta:paragraph-count="132" meta:word-count="1344" meta:character-count="9147" meta:non-whitespace-character-count="5453"/>
  </office:meta>
</office:document-meta>
</file>